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Q1- which of the following is a costly operation in singly linked list?</text:p>
      <text:p text:style-name="Standard">A- inserting the element at middle of linked list</text:p>
      <text:p text:style-name="Standard"/>
      <text:p text:style-name="Standard">Q2- objective of multiprogramming?</text:p>
      <text:p text:style-name="Standard">A- Have Some Process Running At The Same Time To Maximize CPU Utilization</text:p>
      <text:p text:style-name="Standard"/>
      <text:p text:style-name="Standard">Q3- which of the following uses udp as the transport protocol</text:p>
      <text:p text:style-name="Standard">A- DNS</text:p>
      <text:p text:style-name="Standard"/>
      <text:p text:style-name="Standard">Q4- In CISC architecture most of the complex instructions are stored in?</text:p>
      <text:p text:style-name="Standard">A- Register</text:p>
      <text:p text:style-name="Standard"/>
      <text:p text:style-name="Standard">Q5- A linear list of elements in which deletion can be done from one end (front) and insertioncan take place only at the other end (rear) is known as ?</text:p>
      <text:p text:style-name="Standard">A- <text:s/>stack</text:p>
      <text:p text:style-name="Standard"/>
      <text:p text:style-name="Standard">q6- Which of the following transport layer protocols is used to support electronic mail?</text:p>
      <text:p text:style-name="Standard">A- TCP</text:p>
      <text:p text:style-name="Standard"/>
      <text:p text:style-name="Standard">Q7- The technique used to store programs larger than the memory is ____________?</text:p>
      <text:p text:style-name="Standard">A- Overlays</text:p>
      <text:p text:style-name="Standard"/>
      <text:p text:style-name="Standard">Q8- e following numbers are inserted into an empty binary search tree in the given order: 10, 1, 3, 5, 15, 12, 16. What is the height of the binary search tree (the height is the maximum distance of a leaf node from the root)?</text:p>
      <text:p text:style-name="Standard">A- 3</text:p>
      <text:p text:style-name="Standard"/>
      <text:p text:style-name="Standard">Q9- The combination of _________ and __________ is often termed the local address of the local portion of the IP address.</text:p>
      <text:p text:style-name="Standard">a) Network number and host number</text:p>
      <text:p text:style-name="Standard">b) Network number and subnet number</text:p>
      <text:p text:style-name="Standard">c) Subnet number and host number</text:p>
      <text:p text:style-name="Standard">d) Host number</text:p>
      <text:p text:style-name="Standard">A- c</text:p>
      <text:p text:style-name="Standard"/>
      <text:p text:style-name="Standard">Q10- which memory device is generally made of semiconductors</text:p>
      <text:p text:style-name="Standard">A- RAM</text:p>
      <text:p text:style-name="Standard"/>
      <text:p text:style-name="Standard">Q11- The small extremely fast, RAM’s are called as _______</text:p>
      <text:p text:style-name="Standard">A- <text:s/>Cache</text:p>
      <text:p text:style-name="Standard"/>
      <text:p text:style-name="Standard">Q12- which of the following problems cannot be solved using greedy approach</text:p>
      <text:p text:style-name="Standard">A- Knapsack problem, bcoz it is an example of 2D dynamic programming.</text:p>
      <text:p text:style-name="Standard"/>
      <text:p text:style-name="Standard">Q13- time complexity for finding k largest elements in array of length n(optimally) is?</text:p>
      <text:p text:style-name="Standard">A- <text:s/>O(n+kLogk)</text:p>
      <text:p text:style-name="Standard"/>
      <text:p text:style-name="Standard">Q14- Thread synchronization is required because: ... </text:p>
      <text:p text:style-name="Standard">A- all threads of a process can share the same files</text:p>
      <text:p text:style-name="Standard"/>
      <text:p text:style-name="Standard">Q15- <text:s/>Communication offered by TCP is ________</text:p>
      <text:p text:style-name="Standard">A- Full-duplex</text:p>
      <text:p text:style-name="Standard"><text:soft-page-break/></text:p>
      <text:p text:style-name="Standard">Q16- You have to sort a list L, consisting of a sorted list followed by a few ‘random’ elements. Which of the following sorting method would be most suitable for such a task?</text:p>
      <text:p text:style-name="Standard">(A) Bubble sort</text:p>
      <text:p text:style-name="Standard">(B) Selection sort</text:p>
      <text:p text:style-name="Standard">(C) Quick sort</text:p>
      <text:p text:style-name="Standard">(D) Insertion sort</text:p>
      <text:p text:style-name="Standard">Answer: (D)</text:p>
      <text:p text:style-name="Standard"/>
      <text:p text:style-name="Standard">Q17- Which of the following sorting algorithms has the lowest worst-case complexity?</text:p>
      <text:p text:style-name="Standard">Answer-</text:p>
      <text:p text:style-name="Standard">Merge Sort — nLogn</text:p>
      <text:p text:style-name="Standard">Bubble Sort — n^2</text:p>
      <text:p text:style-name="Standard">Quick Sort — n^2</text:p>
      <text:p text:style-name="Standard">Selection Sort — n^2</text:p>
      <text:p text:style-name="Standard"/>
      <text:p text:style-name="Standard">Q18- time complexity of searching an element in hash is</text:p>
      <text:p text:style-name="Standard">A- O(1)</text:p>
      <text:p text:style-name="Standard"/>
      <text:p text:style-name="Standard">Q19- time complexity of searching an element in hash is?</text:p>
      <text:p text:style-name="Standard">A- Queue</text:p>
      <text:p text:style-name="Standard"/>
      <text:p text:style-name="Standard">Q20- Suppose we have a O(n) time algorithm that finds median of an unsorted array. Now consider a QuickSort implementation where we first find median using the above algorithm, then use median as pivot. What will be the worst case time complexity of this modified QuickSort.</text:p>
      <text:p text:style-name="Standard">A- O(nLogn)</text:p>
      <text:p text:style-name="Standard"/>
      <text:p text:style-name="Standard">Q21- In a binary max heap containing n numbers, the smallest element can be found in time (GATE CS 2006)</text:p>
      <text:p text:style-name="Standard">(A) 0(n)</text:p>
      <text:p text:style-name="Standard">(B) O(logn)</text:p>
      <text:p text:style-name="Standard">(C) 0(loglogn)</text:p>
      <text:p text:style-name="Standard">(D) 0(1)</text:p>
      <text:p text:style-name="Standard">Answer (A)</text:p>
      <text:p text:style-name="Standard"/>
      <text:p text:style-name="Standard">Q22- how are heap provided by stl?</text:p>
      <text:p text:style-name="Standard">A- priority queue</text:p>
      <text:p text:style-name="Standard"/>
      <text:p text:style-name="Standard">Q23- <text:s/>For converting a virtual address into the physical address, the programs are divided into __________</text:p>
      <text:p text:style-name="Standard">a) Pages</text:p>
      <text:p text:style-name="Standard">b) Frames</text:p>
      <text:p text:style-name="Standard">c) Segments</text:p>
      <text:p text:style-name="Standard">d) Blocks</text:p>
      <text:p text:style-name="Standard">Answer: a</text:p>
      <text:p text:style-name="Standard"/>
      <text:p text:style-name="Standard">Q24- time complexity of quick sort in worst case?</text:p>
      <text:p text:style-name="Standard">A- O(n^2)</text:p>
      <text:p text:style-name="Standard"/>
      <text:p text:style-name="Standard">Q25- The strategy of allowing process that are logically runnable to be temporarily suspended is called </text:p>
      <text:p text:style-name="Standard">A- preemptive scheduling</text:p>
      <text:p text:style-name="Standard"><text:soft-page-break/></text:p>
      <text:p text:style-name="Standard">Q26- number of stacks required to implement queue</text:p>
      <text:p text:style-name="Standard">A- 2</text:p>
      <text:p text:style-name="Standard"/>
      <text:p text:style-name="Standard">Q27- Kadane’s algorithm is used to find ____________</text:p>
      <text:p text:style-name="Standard">A- Maximum sub-array sum</text:p>
      <text:p text:style-name="Standard"/>
      <text:p text:style-name="Standard">Q28- When the event for which a thread is blocked occurs?</text:p>
      <text:p text:style-name="Standard">a) thread moves to the ready queue</text:p>
      <text:p text:style-name="Standard">b) thread remains blocked</text:p>
      <text:p text:style-name="Standard">c) thread completes</text:p>
      <text:p text:style-name="Standard">d) a new thread is provided</text:p>
      <text:p text:style-name="Standard">Answer: a</text:p>
      <text:p text:style-name="Standard"/>
      <text:p text:style-name="Standard">Q29. IPv6 does not use _________ type of address.</text:p>
      <text:p text:style-name="Standard">a) broadcast</text:p>
      <text:p text:style-name="Standard">b) multicast</text:p>
      <text:p text:style-name="Standard">c) anycast</text:p>
      <text:p text:style-name="Standard">d) unicast</text:p>
      <text:p text:style-name="Standard">Answer: a</text:p>
      <text:p text:style-name="Standard"/>
      <text:p text:style-name="Standard">Q30. The size of an IP address in IPv6 is _________</text:p>
      <text:p text:style-name="Standard">Answer: 128 bits</text:p>
      <text:p text:style-name="Standard"/>
      <text:p text:style-name="Standard">Q31. The header length of an IPv6 datagram is ___________</text:p>
      <text:p text:style-name="Standard">a) 10bytes</text:p>
      <text:p text:style-name="Standard">b) 25bytes</text:p>
      <text:p text:style-name="Standard">c) 30bytes</text:p>
      <text:p text:style-name="Standard">d) 40bytes</text:p>
      <text:p text:style-name="Standard">Answer: d</text:p>
      <text:p text:style-name="Standard"/>
      <text:p text:style-name="Standard">Q32. Whenever a request to the page that is not present in the main memory is accessed ______ is triggered.</text:p>
      <text:p text:style-name="Standard">Ans- Page fault</text:p>
      <text:p text:style-name="Standard"/>
      <text:p text:style-name="Standard">Q33. The bits used to indicate the status of the page in the memory is called ______</text:p>
      <text:p text:style-name="Standard">Ans- Control bits.</text:p>
      <text:p text:style-name="Standard"/>
      <text:p text:style-name="Standard">Q34- The preorder traversal sequence of a binary search tree is 30, 20, 10, 15, 25, 23, 39, 35, 42. Which one of the following is the postorder traversal sequence of the same tree?</text:p>
      <text:p text:style-name="Standard">Answer: (D)15, 10, 23, 25, 20, 35, 42, 39, 30</text:p>
      <text:p text:style-name="Standard"/>
      <text:p text:style-name="Standard">Q35- The worst-case running time of Rabin-Karp is</text:p>
      <text:p text:style-name="Standard">Ans- O(nm)</text:p>
      <text:p text:style-name="Standard"/>
      <text:p text:style-name="Standard">Q36- Let L= { w in (0+1)* | w has even number of 1s}, i.e. L is the set of all bit strings with even number of 1s. Which one of the regular expressions below represents L?</text:p>
      <text:p text:style-name="Standard">A) (0*10*1)*</text:p>
      <text:p text:style-name="Standard">B) 0*(10*10*)*</text:p>
      <text:p text:style-name="Standard">C) 0*(10*1)* 0*</text:p>
      <text:p text:style-name="Standard">D) 0*1(10*1)* 10*</text:p>
      <text:p text:style-name="Standard">Ans.- B</text:p>
      <text:p text:style-name="Standard"><text:soft-page-break/></text:p>
      <text:p text:style-name="Standard">Q37- <text:s/>The inorder and preorder traversal of a binary tree are d b e a f c g and a b d e c f g, respectively. The postorder traversal of the binary tree is:</text:p>
      <text:p text:style-name="Standard">Answer (A) d e b f g c a</text:p>
      <text:p text:style-name="Standard"/>
      <text:p text:style-name="Standard">Q38- <text:s/>A monitor is a type of ____________</text:p>
      <text:p text:style-name="Standard">a) semaphore</text:p>
      <text:p text:style-name="Standard">b) low level synchronization construct</text:p>
      <text:p text:style-name="Standard">c) high level synchronization construct</text:p>
      <text:p text:style-name="Standard">d) none of the mentioned</text:p>
      <text:p text:style-name="Standard">Answer: c</text:p>
      <text:p text:style-name="Standard"/>
      <text:p text:style-name="Standard">Q39- What are the operations that can be invoked on a condition variable?</text:p>
      <text:p text:style-name="Standard">Ans- wait &amp; signal</text:p>
      <text:p text:style-name="Standard"/>
      <text:p text:style-name="Standard">Q40- We use dynamic programming approach when</text:p>
      <text:p text:style-name="Standard">(A) We need an optimal solution</text:p>
      <text:p text:style-name="Standard">(B) The solution has optimal substructure</text:p>
      <text:p text:style-name="Standard">(C) The given problem can be reduced to the 3-SAT problem</text:p>
      <text:p text:style-name="Standard">(D) It’s faster than Greedy</text:p>
      <text:p text:style-name="Standard">Answer: (B)</text:p>
      <text:p text:style-name="Standard"/>
      <text:p text:style-name="Standard">Q41- Which of the following condition is sufficient to detect cycle in a directed graph?</text:p>
      <text:p text:style-name="Standard">(A) There is an edge from currently being visited node to an already visited node.</text:p>
      <text:p text:style-name="Standard">(B) There is an edge from currently being visited node to an ancestor of currently visited node in DFS forest.</text:p>
      <text:p text:style-name="Standard">(C) Every node is seen twice in DFS.</text:p>
      <text:p text:style-name="Standard">(D) None of the bove</text:p>
      <text:p text:style-name="Standard">Answer: (B)</text:p>
      <text:p text:style-name="Standard"/>
      <text:p text:style-name="Standard">Q42- time complexity for finding intersection point in two linked list of length n1 and n2 is ?</text:p>
      <text:p text:style-name="Standard">Ans.- O(n1+n2)</text:p>
      <text:p text:style-name="Standard"/>
      <text:p text:style-name="Standard">Q43- <text:s/>Which of the following algorithms tends to minimize the process flow time?</text:p>
      <text:p text:style-name="Standard">a) First come First served</text:p>
      <text:p text:style-name="Standard">b) Shortest Job First</text:p>
      <text:p text:style-name="Standard">c) Earliest Deadline First</text:p>
      <text:p text:style-name="Standard">d) Longest Job First</text:p>
      <text:p text:style-name="Standard">Answer: b</text:p>
      <text:p text:style-name="Standard"/>
      <text:p text:style-name="Standard">Q44- <text:s/>Which one of the following is not shared by threads?</text:p>
      <text:p text:style-name="Standard">a) program counter</text:p>
      <text:p text:style-name="Standard">b) stack</text:p>
      <text:p text:style-name="Standard">c) both program counter and stack</text:p>
      <text:p text:style-name="Standard">d) none of the mentioned</text:p>
      <text:p text:style-name="Standard">Answer: c</text:p>
      <text:p text:style-name="Standard"/>
      <text:p text:style-name="Standard">Q45- Given an undirected graph G with V vertices and E edges, the sum of the degrees of all vertices is</text:p>
      <text:p text:style-name="Standard">(A) E</text:p>
      <text:p text:style-name="Standard">(B) 2E</text:p>
      <text:p text:style-name="Standard">(C) V</text:p>
      <text:p text:style-name="Standard"><text:soft-page-break/>(D) 2V</text:p>
      <text:p text:style-name="Standard">Answer: (B)</text:p>
      <text:p text:style-name="Standard"/>
      <text:p text:style-name="Standard">Q46- CISC</text:p>
      <text:p text:style-name="Standard">Ans- complex instruction set computer</text:p>
      <text:p text:style-name="Standard"/>
      <text:p text:style-name="Standard">Q47- Manager's salary details are hidden from the employee . This is called as</text:p>
      <text:p text:style-name="Standard">Ans- <text:s/>External level data hiding</text:p>
      <text:p text:style-name="Standard"/>
      <text:p text:style-name="Standard">Q48- To access the services of operating system, the interface is provided by the ___________</text:p>
      <text:p text:style-name="Standard">a) System calls</text:p>
      <text:p text:style-name="Standard">b) API</text:p>
      <text:p text:style-name="Standard">c) Library</text:p>
      <text:p text:style-name="Standard">d) Assembly instructions</text:p>
      <text:p text:style-name="Standard">Answer: a</text:p>
      <text:p text:style-name="Standard"/>
      <text:p text:style-name="Standard">Q49- not stable sorting algorithms:</text:p>
      <text:p text:style-name="Standard">Ans- Quick sort and selection sort</text:p>
      <text:p text:style-name="Standard"/>
      <text:p text:style-name="Standard">Q50- <text:s/>Which of the following statements are true? (GATE 2010)</text:p>
      <text:p text:style-name="Standard">I. Shortest remaining time first scheduling may cause starvation</text:p>
      <text:p text:style-name="Standard">II. Preemptive scheduling may cause starvation</text:p>
      <text:p text:style-name="Standard">III. Round robin is better than FCFS in terms of response time</text:p>
      <text:p text:style-name="Standard">Ans- I, II and III</text:p>
      <text:p text:style-name="Standard"/>
      <text:p text:style-name="Standard">Q51- What is the auxiliary space complexity of merge sort?</text:p>
      <text:p text:style-name="Standard">a) O(1)</text:p>
      <text:p text:style-name="Standard">b) O(log n)</text:p>
      <text:p text:style-name="Standard">c) O(n)</text:p>
      <text:p text:style-name="Standard">d) O(n log n)</text:p>
      <text:p text:style-name="Standard">Answer: c</text:p>
      <text:p text:style-name="Standard"/>
      <text:p text:style-name="Standard">Q52- Consider a hash table of size seven, with starting index zero, and a hash function (3x + 4)mod7. Assuming the hash table is initially empty, which of the following is the contents of the table when the sequence 1, 3, 8, 10 is inserted into the table using closed hashing? Note that ‘_’ denotes an empty location in the table.</text:p>
      <text:p text:style-name="Standard">(A) 8, _, _, _, _, _, 10</text:p>
      <text:p text:style-name="Standard">(B) 1, 8, 10, _, _, _, 3</text:p>
      <text:p text:style-name="Standard">(C) 1, _, _, _, _, _,3</text:p>
      <text:p text:style-name="Standard">(D) 1, 10, 8, _, _, _, 3</text:p>
      <text:p text:style-name="Standard">Answer (B)</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8T17:26:53.222252765</meta:creation-date>
    <dc:date>2020-12-08T17:31:05.800506541</dc:date>
    <meta:editing-duration>PT2M12S</meta:editing-duration>
    <meta:editing-cycles>1</meta:editing-cycles>
    <meta:document-statistic meta:table-count="0" meta:image-count="0" meta:object-count="0" meta:page-count="5" meta:paragraph-count="179" meta:word-count="1329" meta:character-count="7161" meta:non-whitespace-character-count="5994"/>
    <meta:generator>LibreOffice/6.0.7.3$Linux_X86_64 LibreOffice_project/00m0$Build-3</meta:generator>
  </office:meta>
</office:document-meta>
</file>